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text-align="center"/>
      <style:text-properties fo:font-weight="bold" style:font-weight-asian="bold" style:font-weight-complex="bold" style:use-window-font-color="tru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list-style-name="LFO1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list-style-name="LFO1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list-style-name="LFO1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2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list-style-name="LFO2" style:family="paragraph"/>
    <style:style style:name="P23" style:parent-style-name="Normal" style:list-style-name="LFO2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2" style:family="paragraph"/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P29" style:parent-style-name="Normal" style:family="paragraph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list-style-name="LFO3" style:family="paragraph"/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" style:list-style-name="LFO3" style:family="paragraph"/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Normal" style:list-style-name="LFO4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Normal" style:list-style-name="LFO4" style:family="paragraph"/>
    <style:style style:name="P43" style:parent-style-name="Normal" style:family="paragraph">
      <style:paragraph-properties fo:break-before="page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Normal" style:list-style-name="LFO7" style:family="paragraph"/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Normal" style:list-style-name="LFO7" style:family="paragraph"/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Normal" style:list-style-name="LFO7" style:family="paragraph"/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7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Normal" style:list-style-name="LFO7" style:family="paragraph"/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list-style-name="LFO7" style:family="paragraph"/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7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P63" style:parent-style-name="Normal" style:list-style-name="LFO8" style:family="paragraph"/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Normal" style:list-style-name="LFO8" style:family="paragraph">
      <style:paragraph-properties>
        <style:tab-stops/>
      </style:paragraph-properties>
    </style:style>
    <style:style style:name="P66" style:parent-style-name="Normal" style:list-style-name="LFO8" style:family="paragraph"/>
    <style:style style:name="T67" style:parent-style-name="DefaultParagraphFont" style:family="text">
      <style:text-properties fo:font-weight="bold" style:font-weight-asian="bold" style:font-weight-complex="bold"/>
    </style:style>
    <style:style style:name="P68" style:parent-style-name="Normal" style:list-style-name="LFO8" style:family="paragraph">
      <style:paragraph-properties>
        <style:tab-stops/>
      </style:paragraph-properties>
    </style:style>
    <style:style style:name="P69" style:parent-style-name="Normal" style:list-style-name="LFO8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8" style:family="paragraph">
      <style:paragraph-properties>
        <style:tab-stops/>
      </style:paragraph-properties>
    </style:style>
    <style:style style:name="P72" style:parent-style-name="Normal" style:family="paragraph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9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P76" style:parent-style-name="Normal" style:list-style-name="LFO9" style:family="paragraph"/>
    <style:style style:name="T77" style:parent-style-name="DefaultParagraphFont" style:family="text">
      <style:text-properties fo:font-weight="bold" style:font-weight-asian="bold" style:font-weight-complex="bold"/>
    </style:style>
    <style:style style:name="P78" style:parent-style-name="Normal" style:list-style-name="LFO9" style:family="paragraph"/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9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10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10" style:family="paragraph">
      <style:paragraph-properties>
        <style:tab-stops/>
      </style:paragraph-properties>
    </style:style>
    <style:style style:name="P86" style:parent-style-name="Normal" style:family="paragraph">
      <style:text-properties fo:font-weight="bold" style:font-weight-asian="bold" style:font-weight-complex="bold"/>
    </style:style>
    <style:style style:name="P87" style:parent-style-name="Normal" style:family="paragraph">
      <style:text-properties fo:font-weight="bold" style:font-weight-asian="bold" style:font-weight-complex="bold"/>
    </style:style>
    <style:style style:name="P88" style:parent-style-name="Normal" style:list-style-name="LFO11" style:family="paragraph"/>
    <style:style style:name="T89" style:parent-style-name="DefaultParagraphFont" style:family="text">
      <style:text-properties fo:font-weight="bold" style:font-weight-asian="bold" style:font-weight-complex="bold"/>
    </style:style>
    <style:style style:name="P90" style:parent-style-name="Normal" style:list-style-name="LFO11" style:family="paragraph"/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Normal" style:list-style-name="LFO11" style:family="paragraph"/>
    <style:style style:name="T93" style:parent-style-name="DefaultParagraphFont" style:family="text">
      <style:text-properties fo:font-weight="bold" style:font-weight-asian="bold" style:font-weight-complex="bold"/>
    </style:style>
    <style:style style:name="P94" style:parent-style-name="Normal" style:list-style-name="LFO11" style:family="paragraph"/>
    <style:style style:name="T95" style:parent-style-name="DefaultParagraphFont" style:family="text">
      <style:text-properties fo:font-weight="bold" style:font-weight-asian="bold" style:font-weight-complex="bold"/>
    </style:style>
    <style:style style:name="P96" style:parent-style-name="Normal" style:list-style-name="LFO11" style:family="paragraph"/>
    <style:style style:name="T97" style:parent-style-name="DefaultParagraphFont" style:family="text">
      <style:text-properties fo:font-weight="bold" style:font-weight-asian="bold" style:font-weight-complex="bold"/>
    </style:style>
    <style:style style:name="P98" style:parent-style-name="Normal" style:list-style-name="LFO11" style:family="paragraph"/>
    <style:style style:name="T99" style:parent-style-name="DefaultParagraphFont" style:family="text">
      <style:text-properties fo:font-weight="bold" style:font-weight-asian="bold" style:font-weight-complex="bold"/>
    </style:style>
    <style:style style:name="P100" style:parent-style-name="Normal" style:list-style-name="LFO11" style:family="paragraph"/>
    <style:style style:name="T101" style:parent-style-name="DefaultParagraphFont" style:family="text">
      <style:text-properties fo:font-weight="bold" style:font-weight-asian="bold" style:font-weight-complex="bold"/>
    </style:style>
    <style:style style:name="P102" style:parent-style-name="Normal" style:family="paragraph">
      <style:text-properties fo:font-weight="bold" style:font-weight-asian="bold" style:font-weight-complex="bold"/>
    </style:style>
    <style:style style:name="P103" style:parent-style-name="Normal" style:list-style-name="LFO12" style:family="paragraph"/>
    <style:style style:name="T104" style:parent-style-name="DefaultParagraphFont" style:family="text">
      <style:text-properties fo:font-weight="bold" style:font-weight-asian="bold" style:font-weight-complex="bold"/>
    </style:style>
    <style:style style:name="P105" style:parent-style-name="Normal" style:list-style-name="LFO12" style:family="paragraph"/>
    <style:style style:name="T106" style:parent-style-name="DefaultParagraphFont" style:family="text">
      <style:text-properties fo:font-weight="bold" style:font-weight-asian="bold" style:font-weight-complex="bold"/>
    </style:style>
    <style:style style:name="P107" style:parent-style-name="Normal" style:list-style-name="LFO12" style:family="paragraph"/>
    <style:style style:name="T108" style:parent-style-name="DefaultParagraphFont" style:family="text">
      <style:text-properties fo:font-weight="bold" style:font-weight-asian="bold" style:font-weight-complex="bold"/>
    </style:style>
    <style:style style:name="P109" style:parent-style-name="Normal" style:list-style-name="LFO12" style:family="paragraph"/>
    <style:style style:name="T110" style:parent-style-name="DefaultParagraphFont" style:family="text">
      <style:text-properties fo:font-weight="bold" style:font-weight-asian="bold" style:font-weight-complex="bold"/>
    </style:style>
    <style:style style:name="P111" style:parent-style-name="Normal" style:family="paragraph">
      <style:paragraph-properties fo:margin-left="0.25in">
        <style:tab-stops/>
      </style:paragraph-properties>
    </style:style>
  </office:automatic-styles>
  <office:body>
    <office:text text:use-soft-page-breaks="true">
      <text:h text:style-name="P1" text:outline-level="1">Credits and Debits Expen</text:h>
      <text:p text:style-name="P2">Overview</text:p>
      <text:p text:style-name="Normal">This document outlines the structure and formulas used in the Credits and Debits sheets to manage and maintain balances based on amounts earned and spent.</text:p>
      <text:p text:style-name="P3">Credits Sheet</text:p>
      <text:p text:style-name="Normal"><text:span text:style-name="T4">Columns:</text:span></text:p>
      <text:list text:style-name="LFO1" text:continue-numbering="true">
        <text:list-item>
          <text:p text:style-name="P5"><text:span text:style-name="T6">Name</text:span>: The name of the person.</text:p>
        </text:list-item>
        <text:list-item>
          <text:p text:style-name="P7"><text:span text:style-name="T8">Date</text:span>: The date of the event.</text:p>
        </text:list-item>
        <text:list-item>
          <text:p text:style-name="P9"><text:span text:style-name="T10">Start time</text:span>: The start time of the event.</text:p>
        </text:list-item>
        <text:list-item>
          <text:p text:style-name="P11"><text:span text:style-name="T12">End time</text:span>: The end time of the event.</text:p>
        </text:list-item>
        <text:list-item>
          <text:p text:style-name="P13"><text:span text:style-name="T14">Amount made</text:span>: The amount earned, calculated based on the duration.</text:p>
        </text:list-item>
        <text:list-item>
          <text:p text:style-name="P15"><text:span text:style-name="T16">Balance</text:span>: The cumulative balance after accounting for earnings and spendings.</text:p>
        </text:list-item>
        <text:list-item>
          <text:p text:style-name="P17"><text:span text:style-name="T18">Duration</text:span>: The duration of the event in hours.</text:p>
        </text:list-item>
      </text:list>
      <text:p text:style-name="Normal"><text:span text:style-name="T19">Formulas:</text:span></text:p>
      <text:list text:style-name="LFO2" text:continue-numbering="true">
        <text:list-item>
          <text:p text:style-name="P20"><text:span text:style-name="T21">Amount made</text:span>:</text:p>
        </text:list-item>
        <text:list-item>
          <text:p text:style-name="P22">= G2 * 20</text:p>
        </text:list-item>
      </text:list>
      <text:p text:style-name="Normal">This formula calculates the amount earned based on the duration of the event.</text:p>
      <text:list text:style-name="LFO2" text:continue-numbering="true">
        <text:list-item>
          <text:p text:style-name="P23"><text:span text:style-name="T24">Balance</text:span>:</text:p>
        </text:list-item>
        <text:list-item>
          <text:p text:style-name="P25">=IFERROR(SUMIFS(E$2:E2, A$2:A2, A2) - SUMIFS(Debits!C:C, Debits!A:A, A2, Debits!B:B, "&lt;=" &amp; B2), E2)</text:p>
        </text:list-item>
      </text:list>
      <text:p text:style-name="Normal">This formula calculates the cumulative balance by summing the amounts made and subtracting the amounts spent up to the current date.</text:p>
      <text:list text:style-name="LFO2" text:continue-numbering="true">
        <text:list-item>
          <text:p text:style-name="P26"><text:span text:style-name="T27">Duration</text:span>:</text:p>
        </text:list-item>
        <text:list-item>
          <text:p text:style-name="P28">= (HOUR(D2) + MINUTE(D2)/60 + SECOND(D2)/3600) - (HOUR(C2) + MINUTE(C2)/60 + SECOND(C2)/3600)</text:p>
        </text:list-item>
      </text:list>
      <text:p text:style-name="Normal">This formula calculates the duration of the event in hours.</text:p>
      <text:p text:style-name="P29">Debits Sheet</text:p>
      <text:p text:style-name="Normal"><text:span text:style-name="T30">Columns:</text:span></text:p>
      <text:list text:style-name="LFO3" text:continue-numbering="true">
        <text:list-item>
          <text:p text:style-name="P31"><text:span text:style-name="T32">Name</text:span>: The name of the person.</text:p>
        </text:list-item>
        <text:list-item>
          <text:p text:style-name="P33"><text:span text:style-name="T34">Date</text:span>: The date of the spending.</text:p>
        </text:list-item>
        <text:list-item>
          <text:p text:style-name="P35"><text:span text:style-name="T36">Amount spent</text:span>: The amount spent.</text:p>
        </text:list-item>
        <text:list-item>
          <text:p text:style-name="P37"><text:span text:style-name="T38">Balance</text:span>: The updated balance after spending.</text:p>
        </text:list-item>
      </text:list>
      <text:p text:style-name="Normal"><text:span text:style-name="T39">Formulas:</text:span></text:p>
      <text:list text:style-name="LFO4" text:continue-numbering="true">
        <text:list-item>
          <text:p text:style-name="P40"><text:span text:style-name="T41">Balance</text:span>:</text:p>
        </text:list-item>
        <text:list-item>
          <text:p text:style-name="P42">=IFERROR(INDEX(Credits!F:F, MATCH(A2 &amp; MAXIFS(Credits!B:B, Credits!A:A, A2, Credits!B:B, "&lt;=" &amp; B2), Credits!A:A &amp; Credits!B:B, 0)) - SUMIF(A$2:A2, A2, C$2:C2), -C2)</text:p>
        </text:list-item>
      </text:list>
      <text:p text:style-name="Normal">This formula fetches the latest balance from the Credits sheet and subtracts the cumulative amount spent.</text:p>
      <text:p text:style-name="Normal"/>
      <text:p text:style-name="P43"/>
      <text:p text:style-name="P44">README på Svenska</text:p>
      <text:p text:style-name="P45">Översikt</text:p>
      <text:p text:style-name="Normal">Detta dokument beskriver strukturen och formlerna som används i Credits och Debits bladen för att hantera och upprätthålla saldon baserat på intjänade och spenderade belopp.</text:p>
      <text:p text:style-name="P46">Credits Sheet</text:p>
      <text:p text:style-name="Normal"><text:span text:style-name="T47">Kolumner:</text:span></text:p>
      <text:list text:style-name="LFO7" text:continue-numbering="true">
        <text:list-item>
          <text:p text:style-name="P48"><text:span text:style-name="T49">Namn</text:span>: Personens namn.</text:p>
        </text:list-item>
        <text:list-item>
          <text:p text:style-name="P50"><text:span text:style-name="T51">Datum</text:span>: Datum för händelsen.</text:p>
        </text:list-item>
        <text:list-item>
          <text:p text:style-name="P52"><text:span text:style-name="T53">Starttid</text:span>: Starttid för händelsen.</text:p>
        </text:list-item>
        <text:list-item>
          <text:p text:style-name="P54"><text:span text:style-name="T55">Sluttid</text:span>: Sluttid för händelsen.</text:p>
        </text:list-item>
        <text:list-item>
          <text:p text:style-name="P56"><text:span text:style-name="T57">Intjänat belopp</text:span>: Intjänat belopp, beräknat baserat på varaktigheten.</text:p>
        </text:list-item>
        <text:list-item>
          <text:p text:style-name="P58"><text:span text:style-name="T59">Saldo</text:span>: Det kumulativa saldot efter att ha tagit hänsyn till intäkter och utgifter.</text:p>
        </text:list-item>
        <text:list-item>
          <text:p text:style-name="P60"><text:span text:style-name="T61">Varaktighet</text:span>: Händelsens varaktighet i timmar.</text:p>
        </text:list-item>
      </text:list>
      <text:p text:style-name="Normal"><text:span text:style-name="T62">Formler:</text:span></text:p>
      <text:list text:style-name="LFO8" text:continue-numbering="true">
        <text:list-item>
          <text:p text:style-name="P63"><text:span text:style-name="T64">Intjänat belopp</text:span>:</text:p>
        </text:list-item>
        <text:list-item>
          <text:p text:style-name="P65">= G2 * 20</text:p>
        </text:list-item>
      </text:list>
      <text:p text:style-name="Normal">Denna formel beräknar det intjänade beloppet baserat på händelsens varaktighet.</text:p>
      <text:list text:style-name="LFO8" text:continue-numbering="true">
        <text:list-item>
          <text:p text:style-name="P66"><text:span text:style-name="T67">Saldo</text:span>:</text:p>
        </text:list-item>
        <text:list-item>
          <text:p text:style-name="P68">=IFERROR(SUMIFS(E$2:E2, A$2:A2, A2) - SUMIFS(Debits!C:C, Debits!A:A, A2, Debits!B:B, "&lt;=" &amp; B2), E2)</text:p>
        </text:list-item>
      </text:list>
      <text:p text:style-name="Normal">Denna formel beräknar det kumulativa saldot genom att summera de intjänade beloppen och subtrahera de spenderade beloppen fram till det aktuella datumet.</text:p>
      <text:list text:style-name="LFO8" text:continue-numbering="true">
        <text:list-item>
          <text:p text:style-name="P69"><text:span text:style-name="T70">Varaktighet</text:span>:</text:p>
        </text:list-item>
        <text:list-item>
          <text:p text:style-name="P71">= (HOUR(D2) + MINUTE(D2)/60 + SECOND(D2)/3600) - (HOUR(C2) + MINUTE(C2)/60 + SECOND(C2)/3600)</text:p>
        </text:list-item>
      </text:list>
      <text:p text:style-name="Normal">Denna formel beräknar händelsens varaktighet i timmar.</text:p>
      <text:p text:style-name="P72">Debits Sheet</text:p>
      <text:p text:style-name="Normal"><text:span text:style-name="T73">Kolumner:</text:span></text:p>
      <text:list text:style-name="LFO9" text:continue-numbering="true">
        <text:list-item>
          <text:p text:style-name="P74"><text:span text:style-name="T75">Namn</text:span>: Personens namn.</text:p>
        </text:list-item>
        <text:list-item>
          <text:p text:style-name="P76"><text:span text:style-name="T77">Datum</text:span>: Datum för utgiften.</text:p>
        </text:list-item>
        <text:list-item>
          <text:p text:style-name="P78"><text:span text:style-name="T79">Spenderat belopp</text:span>: Det spenderade beloppet.</text:p>
        </text:list-item>
        <text:list-item>
          <text:p text:style-name="P80"><text:span text:style-name="T81">Saldo</text:span>: Det uppdaterade saldot efter utgiften.</text:p>
        </text:list-item>
      </text:list>
      <text:p text:style-name="Normal"><text:span text:style-name="T82">Formler:</text:span></text:p>
      <text:list text:style-name="LFO10" text:continue-numbering="true">
        <text:list-item>
          <text:p text:style-name="P83"><text:span text:style-name="T84">Saldo</text:span>:</text:p>
        </text:list-item>
        <text:list-item>
          <text:p text:style-name="P85">=IFERROR(INDEX(Credits!F:F, MATCH(A2 &amp; MAXIFS(Credits!B:B, Credits!A:A, A2, Credits!B:B, "&lt;=" &amp; B2), Credits!A:A &amp; Credits!B:B, 0)) - SUMIF(A$2:A2, A2, C$2:C2), -C2)</text:p>
        </text:list-item>
      </text:list>
      <text:p text:style-name="Normal">Denna formel hämtar det senaste saldot från Credits bladet och subtraherar det kumulativa spenderade beloppet.</text:p>
      <text:p text:style-name="P86">Titlar i Båda Bladen</text:p>
      <text:p text:style-name="P87">Credits Sheet</text:p>
      <text:list text:style-name="LFO11" text:continue-numbering="true">
        <text:list-item>
          <text:p text:style-name="P88"><text:span text:style-name="T89">Namn</text:span></text:p>
        </text:list-item>
        <text:list-item>
          <text:p text:style-name="P90"><text:span text:style-name="T91">Datum</text:span></text:p>
        </text:list-item>
        <text:list-item>
          <text:p text:style-name="P92"><text:span text:style-name="T93">Starttid</text:span></text:p>
        </text:list-item>
        <text:list-item>
          <text:p text:style-name="P94"><text:span text:style-name="T95">Sluttid</text:span></text:p>
        </text:list-item>
        <text:list-item>
          <text:p text:style-name="P96"><text:span text:style-name="T97">Intjänat belopp</text:span></text:p>
        </text:list-item>
        <text:list-item>
          <text:p text:style-name="P98"><text:span text:style-name="T99">Saldo</text:span></text:p>
        </text:list-item>
        <text:list-item>
          <text:p text:style-name="P100"><text:span text:style-name="T101">Varaktighet</text:span></text:p>
        </text:list-item>
      </text:list>
      <text:p text:style-name="P102">Debits Sheet</text:p>
      <text:list text:style-name="LFO12" text:continue-numbering="true">
        <text:list-item>
          <text:p text:style-name="P103"><text:span text:style-name="T104">Namn</text:span></text:p>
        </text:list-item>
        <text:list-item>
          <text:p text:style-name="P105"><text:span text:style-name="T106">Datum</text:span></text:p>
        </text:list-item>
        <text:list-item>
          <text:p text:style-name="P107"><text:span text:style-name="T108">Spenderat belopp</text:span></text:p>
        </text:list-item>
        <text:list-item>
          <text:p text:style-name="P109"><text:span text:style-name="T110">Saldo</text:span></text:p>
        </text:list-item>
      </text:list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dhav Sai Aryan Kothareddy</meta:initial-creator>
    <dc:creator>Madhav Sai Aryan Kothareddy</dc:creator>
    <meta:creation-date>2024-11-02T01:15:00Z</meta:creation-date>
    <dc:date>2024-11-02T01:30:00Z</dc:date>
    <meta:template xlink:href="Normal.dotm" xlink:type="simple"/>
    <meta:editing-cycles>3</meta:editing-cycles>
    <meta:editing-duration>PT900S</meta:editing-duration>
    <meta:document-statistic meta:page-count="1" meta:paragraph-count="6" meta:word-count="475" meta:character-count="3183" meta:row-count="22" meta:non-whitespace-character-count="2714"/>
  </office:meta>
</office:document-meta>
</file>